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2000000E3A00000257B839D33D847F43D2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1" office:value-type="float" office:value="21000" calcext:value-type="float">
            <text:p>2100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31500" calcext:value-type="float">
            <text:p>31500</text:p>
          </table:table-cell>
          <table:table-cell table:number-columns-repeated="2" office:value-type="float" office:value="41580" calcext:value-type="float">
            <text:p>41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95.9579" calcext:value-type="float">
            <text:p>95,9579</text:p>
          </table:table-cell>
          <table:table-cell table:style-name="ce1" office:value-type="float" office:value="94.3289" calcext:value-type="float">
            <text:p>94,3289</text:p>
          </table:table-cell>
          <table:table-cell office:value-type="float" office:value="96.9031" calcext:value-type="float">
            <text:p>96,9031</text:p>
          </table:table-cell>
          <table:table-cell office:value-type="float" office:value="96.8437" calcext:value-type="float">
            <text:p>96,8437</text:p>
          </table:table-cell>
          <table:table-cell office:value-type="float" office:value="97.2481" calcext:value-type="float">
            <text:p>97,2481</text:p>
          </table:table-cell>
          <table:table-cell office:value-type="float" office:value="96.7565" calcext:value-type="float">
            <text:p>96,7565</text:p>
          </table:table-cell>
          <table:table-cell office:value-type="float" office:value="97.6648" calcext:value-type="float">
            <text:p>97,6648</text:p>
          </table:table-cell>
          <table:table-cell office:value-type="float" office:value="95.5527" calcext:value-type="float">
            <text:p>95,5527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22:42:50.306740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22:58:14.602165387</dc:date>
    <meta:editing-duration>PT50M12S</meta:editing-duration>
    <meta:editing-cycles>12</meta:editing-cycles>
    <meta:generator>LibreOffice/5.1.4.2$Linux_X86_64 LibreOffice_project/10m0$Build-2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" chart:maximum="98" chart:interval-major="0.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77216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4.715cm" svg:y="0.316cm" chart:style-name="ch2">
          <text:p>Calidad de resultados- F1-Score</text:p>
        </chart:title>
        <chart:subtitle svg:x="5.033cm" svg:y="1.275cm" chart:style-name="ch3">
          <text:p>Tr = #imágenes de entrenamiento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889cm" svg:y="1.937cm" svg:width="14.639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8.018cm" svg:y="8.016cm" chart:style-name="ch7">
              <text:p>Tr</text:p>
            </chart:title>
            <chart:categories table:cell-range-address="Hoja1.B2:Hoja1.J2"/>
          </chart:axis>
          <chart:axis chart:dimension="y" chart:name="primary-y" chart:style-name="ch8">
            <chart:title svg:x="0.009cm" svg:y="5.856cm" chart:style-name="ch9">
              <text:p>F1-Score(%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/>
            <chart:data-point chart:style-name="ch13"/>
            <chart:data-point chart:style-name="ch12"/>
            <chart:data-point chart:style-name="ch13"/>
            <chart:data-point/>
            <chart:data-point chart:style-name="ch13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draw:frame draw:style-name="gr1" draw:text-style-name="P1" svg:width="3.642cm" svg:height="0.599cm" svg:x="11.711cm" svg:y="1.349cm">
          <draw:image xlink:href="Pictures/2000002000000E3A00000257B839D33D847F43D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500">
                <text:p>10500</text:p>
                <draw:g>
                  <svg:desc>Hoja1.B2:Hoja1.J2</svg:desc>
                </draw:g>
              </table:table-cell>
              <table:table-cell office:value-type="float" office:value="10500">
                <text:p>105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31500">
                <text:p>31500</text:p>
              </table:table-cell>
              <table:table-cell office:value-type="float" office:value="31500">
                <text:p>31500</text:p>
              </table:table-cell>
              <table:table-cell office:value-type="float" office:value="41580">
                <text:p>41580</text:p>
              </table:table-cell>
              <table:table-cell office:value-type="float" office:value="41580">
                <text:p>4158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95.9579">
                <text:p>95.9579</text:p>
                <draw:g>
                  <svg:desc>Hoja1.B3:Hoja1.J3</svg:desc>
                </draw:g>
              </table:table-cell>
              <table:table-cell office:value-type="float" office:value="94.3289">
                <text:p>94.3289</text:p>
              </table:table-cell>
              <table:table-cell office:value-type="float" office:value="96.9031">
                <text:p>96.9031</text:p>
              </table:table-cell>
              <table:table-cell office:value-type="float" office:value="96.8437">
                <text:p>96.8437</text:p>
              </table:table-cell>
              <table:table-cell office:value-type="float" office:value="97.2481">
                <text:p>97.2481</text:p>
              </table:table-cell>
              <table:table-cell office:value-type="float" office:value="96.7565">
                <text:p>96.7565</text:p>
              </table:table-cell>
              <table:table-cell office:value-type="float" office:value="97.6648">
                <text:p>97.6648</text:p>
              </table:table-cell>
              <table:table-cell office:value-type="float" office:value="95.5527">
                <text:p>95.55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